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Component.setDescription(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.log( String msg , int msg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Component.Pro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jectComponen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Component.setProjec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.setLocation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Component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